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c7285" officeooo:paragraph-rsid="000c7285"/>
    </style:style>
    <style:style style:name="P2" style:family="paragraph" style:parent-style-name="Standard">
      <style:text-properties officeooo:paragraph-rsid="000c7285"/>
    </style:style>
    <style:style style:name="P3" style:family="paragraph" style:parent-style-name="Standard" style:master-page-name="First_20_Page">
      <style:paragraph-properties style:page-number="auto"/>
      <style:text-properties officeooo:rsid="000c7285" officeooo:paragraph-rsid="000c7285"/>
    </style:style>
    <style:style style:name="P4" style:family="paragraph" style:parent-style-name="Header">
      <style:text-properties officeooo:rsid="000c7285" officeooo:paragraph-rsid="000c72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xt:soft-page-break/>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285" officeooo:paragraph-rsid="000c728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fo:background-color="transparent" style:dynamic-spacing="false" draw:fill="none"/>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his is<text:line-break/>a nice<text:line-break/>header</text:p>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20:18:14.570277898</meta:creation-date>
    <dc:date>2017-11-15T20:20:57.345107566</dc:date>
    <meta:editing-duration>PT2M44S</meta:editing-duration>
    <meta:editing-cycles>1</meta:editing-cycles>
    <meta:document-statistic meta:table-count="0" meta:image-count="0" meta:object-count="0" meta:page-count="2" meta:paragraph-count="13" meta:word-count="937" meta:character-count="6481" meta:non-whitespace-character-count="5557"/>
    <meta:generator>LibreOfficeDev/6.0.0.0.alpha1$Linux_X86_64 LibreOffice_project/36e0acffbe2759dd2a910d2393f266c5c4898786</meta:generator>
  </office:meta>
</office:document-meta>
</file>